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RoundedMTforSE Latin" svg:font-family="'ArialRoundedMTforSE Latin', Arial, 'Helvetica Neue'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79cm" style:rel-column-width="10396*"/>
    </style:style>
    <style:style style:name="Tabla1.B" style:family="table-column">
      <style:table-column-properties style:column-width="7.311cm" style:rel-column-width="27240*"/>
    </style:style>
    <style:style style:name="Tabla1.C" style:family="table-column">
      <style:table-column-properties style:column-width="7.488cm" style:rel-column-width="27899*"/>
    </style:style>
    <style:style style:name="Tabla1.A1" style:family="table-cell">
      <style:table-cell-properties fo:background-color="#e0e0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e0e0e0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1.B3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1.C3" style:family="table-cell">
      <style:table-cell-properties fo:background-color="#e0e0e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5" style:family="table-cell">
      <style:table-cell-properties style:vertical-align="middle" fo:background-color="#e1bee7" fo:padding="0.097cm" fo:border-left="0.5pt solid #000000" fo:border-right="none" fo:border-top="none" fo:border-bottom="0.5pt solid #000000">
        <style:background-image/>
      </style:table-cell-properties>
    </style:style>
    <style:style style:name="Tabla1.C5" style:family="table-cell">
      <style:table-cell-properties style:vertical-align="middle" fo:background-color="#e1bee7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/>
      <style:text-properties style:font-name="Arial1" fo:font-size="12pt" fo:language="es" fo:country="ES" officeooo:rsid="004a064c" officeooo:paragraph-rsid="0010f5d2" style:font-size-asian="12pt" style:font-size-complex="12pt"/>
    </style:style>
    <style:style style:name="P2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/>
      <style:text-properties style:font-name="Arial1" fo:font-size="12pt" fo:language="es" fo:country="ES" officeooo:rsid="004b72b7" officeooo:paragraph-rsid="0010f5d2" style:font-size-asian="12pt" style:font-size-complex="12pt"/>
    </style:style>
    <style:style style:name="P3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/>
      <style:text-properties style:font-name="Arial1" fo:font-size="12pt" fo:language="es" fo:country="ES" officeooo:rsid="004c1e5e" officeooo:paragraph-rsid="0010f5d2" style:font-size-asian="12pt" style:font-size-complex="12pt"/>
    </style:style>
    <style:style style:name="P4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/>
      <style:text-properties style:font-name="Arial1" fo:font-size="12pt" fo:language="es" fo:country="ES" officeooo:rsid="004c6457" officeooo:paragraph-rsid="0010f5d2" style:font-size-asian="12pt" style:font-size-complex="12pt"/>
    </style:style>
    <style:style style:name="P5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/>
      <style:text-properties style:font-name="Arial1" fo:language="es" fo:country="ES" officeooo:rsid="0051b155" officeooo:paragraph-rsid="0010f5d2"/>
    </style:style>
    <style:style style:name="P6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/>
      <style:text-properties style:font-name="Arial1" officeooo:rsid="0052fdf5" officeooo:paragraph-rsid="0010f5d2"/>
    </style:style>
    <style:style style:name="P7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rsid="004e27b6" officeooo:paragraph-rsid="0010f5d2" style:font-size-asian="12pt" style:font-size-complex="12pt"/>
    </style:style>
    <style:style style:name="P8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 fo:break-before="page"/>
      <style:text-properties style:font-name="Arial1" fo:font-size="12pt" officeooo:paragraph-rsid="0010f5d2"/>
    </style:style>
    <style:style style:name="P9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style:font-name="Arial1" fo:font-size="12pt" fo:language="es" fo:country="ES" officeooo:paragraph-rsid="0010f5d2"/>
    </style:style>
    <style:style style:name="P10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style:font-name="Arial1" fo:font-size="12pt" fo:language="es" fo:country="ES" officeooo:paragraph-rsid="0010f5d2" style:font-size-asian="12pt" style:font-size-complex="12pt"/>
    </style:style>
    <style:style style:name="P11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style:font-name="Arial1" fo:font-size="12pt" fo:language="es" fo:country="ES" officeooo:rsid="00622af7" officeooo:paragraph-rsid="0010f5d2" style:font-size-asian="12pt" style:font-size-complex="12pt"/>
    </style:style>
    <style:style style:name="P12" style:family="paragraph" style:parent-style-name="Text_20_body" style:list-style-name="L1">
      <style:text-properties style:font-name="Arial1" fo:language="es" fo:country="ES" officeooo:paragraph-rsid="0010f5d2"/>
    </style:style>
    <style:style style:name="P13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text-position="0% 100%" style:font-name="Arial1" fo:font-size="12pt" fo:letter-spacing="normal" fo:language="es" fo:country="ES" fo:font-style="normal" fo:font-weight="normal" officeooo:rsid="00468a4a" officeooo:paragraph-rsid="0010f5d2" style:font-size-asian="12pt" style:font-size-complex="12pt"/>
    </style:style>
    <style:style style:name="P14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text-position="0% 100%" style:font-name="Arial1" fo:font-size="12pt" fo:letter-spacing="normal" fo:language="es" fo:country="ES" fo:font-style="normal" fo:font-weight="normal" officeooo:rsid="00622af7" officeooo:paragraph-rsid="0010f5d2" style:font-size-asian="12pt" style:font-size-complex="12pt"/>
    </style:style>
    <style:style style:name="P15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paragraph-rsid="0010f5d2" style:font-size-asian="12pt" style:font-size-complex="12pt"/>
    </style:style>
    <style:style style:name="P16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rsid="0059d3ba" officeooo:paragraph-rsid="0010f5d2" style:font-size-asian="12pt" style:font-size-complex="12pt"/>
    </style:style>
    <style:style style:name="P17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rsid="006fb579" officeooo:paragraph-rsid="0010f5d2" style:font-size-asian="12pt" style:font-size-complex="12pt"/>
    </style:style>
    <style:style style:name="P18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rsid="005bcf85" officeooo:paragraph-rsid="0010f5d2" style:font-size-asian="12pt" style:font-size-complex="12pt"/>
    </style:style>
    <style:style style:name="P19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rsid="00581a73" officeooo:paragraph-rsid="0010f5d2" style:font-size-asian="12pt" style:font-size-complex="12pt"/>
    </style:style>
    <style:style style:name="P20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rsid="005f846c" officeooo:paragraph-rsid="0010f5d2" style:font-size-asian="12pt" style:font-size-complex="12pt"/>
    </style:style>
    <style:style style:name="P21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rsid="006e4281" officeooo:paragraph-rsid="0010f5d2" style:font-size-asian="12pt" style:font-size-complex="12pt"/>
    </style:style>
    <style:style style:name="P22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rsid="005f9239" officeooo:paragraph-rsid="0010f5d2" style:font-size-asian="12pt" style:font-size-complex="12pt"/>
    </style:style>
    <style:style style:name="P23" style:family="paragraph" style:parent-style-name="Text_20_body" style:list-style-name="L2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paragraph-rsid="0010f5d2"/>
    </style:style>
    <style:style style:name="P24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paragraph-rsid="0010f5d2"/>
    </style:style>
    <style:style style:name="P25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paragraph-rsid="001482a0"/>
    </style:style>
    <style:style style:name="P26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style:use-window-font-color="true" loext:opacity="0%" style:font-name="Arial1" officeooo:paragraph-rsid="001482a0"/>
    </style:style>
    <style:style style:name="P27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style:text-position="0% 100%" style:font-name="Arial1" fo:font-size="12pt" fo:language="es" fo:country="ES" officeooo:rsid="0063bc7b" officeooo:paragraph-rsid="0010f5d2" style:font-size-asian="12pt" style:font-size-complex="12pt"/>
    </style:style>
    <style:style style:name="P28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style:text-position="0% 100%" style:font-name="Arial1" fo:font-size="12pt" fo:language="es" fo:country="ES" officeooo:rsid="0064a67c" officeooo:paragraph-rsid="0010f5d2" style:font-size-asian="12pt" style:font-size-complex="12pt"/>
    </style:style>
    <style:style style:name="P29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style:text-position="0% 100%" style:font-name="Arial1" fo:font-size="12pt" fo:language="es" fo:country="ES" officeooo:rsid="00669f12" officeooo:paragraph-rsid="0010f5d2" style:font-size-asian="12pt" style:font-size-complex="12pt"/>
    </style:style>
    <style:style style:name="P30" style:family="paragraph" style:parent-style-name="Text_20_body" style:list-style-name="L1">
      <loext:graphic-properties draw:fill-gradient-name="gradient" draw:fill-hatch-name="hatch"/>
      <style:paragraph-properties fo:margin-top="0.101cm" fo:margin-bottom="0.101cm" style:contextual-spacing="false" fo:line-height="100%"/>
      <style:text-properties style:text-position="0% 100%" style:font-name="Arial1" fo:font-size="12pt" fo:language="es" fo:country="ES" officeooo:rsid="00682b52" officeooo:paragraph-rsid="0010f5d2" style:font-size-asian="12pt" style:font-size-complex="12pt"/>
    </style:style>
    <style:style style:name="T1" style:family="text">
      <style:text-properties fo:font-variant="normal" fo:text-transform="none" fo:color="#202122" loext:opacity="100%" fo:letter-spacing="normal" fo:font-style="normal" fo:font-weight="normal"/>
    </style:style>
    <style:style style:name="T2" style:family="text">
      <style:text-properties fo:font-variant="normal" fo:text-transform="none" fo:color="#202122" loext:opacity="100%" fo:letter-spacing="normal" fo:font-style="normal" fo:font-weight="normal" officeooo:rsid="0076b158"/>
    </style:style>
    <style:style style:name="T3" style:family="text">
      <style:text-properties fo:font-variant="normal" fo:text-transform="none" fo:color="#202122" loext:opacity="100%" fo:letter-spacing="normal" fo:font-style="normal" fo:font-weight="normal" officeooo:rsid="00669f12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7677d1"/>
    </style:style>
    <style:style style:name="T5" style:family="text">
      <style:text-properties fo:font-variant="normal" fo:text-transform="none" fo:color="#202122" loext:opacity="100%" style:text-position="sub 58%" fo:letter-spacing="normal" fo:font-style="normal" fo:font-weight="normal"/>
    </style:style>
    <style:style style:name="T6" style:family="text">
      <style:text-properties fo:font-variant="normal" fo:text-transform="none" fo:color="#202122" loext:opacity="100%" style:text-position="sub 58%" fo:letter-spacing="normal" fo:font-style="normal" fo:font-weight="normal" officeooo:rsid="0043b0d2"/>
    </style:style>
    <style:style style:name="T7" style:family="text">
      <style:text-properties fo:font-variant="normal" fo:text-transform="none" fo:color="#202122" loext:opacity="100%" style:text-position="sub 58%" fo:letter-spacing="normal" fo:font-style="normal" fo:font-weight="normal" officeooo:rsid="00669f12"/>
    </style:style>
    <style:style style:name="T8" style:family="text">
      <style:text-properties fo:font-variant="normal" fo:text-transform="none" fo:color="#202122" loext:opacity="100%" style:text-position="0% 100%" fo:letter-spacing="normal" fo:font-style="normal" fo:font-weight="normal"/>
    </style:style>
    <style:style style:name="T9" style:family="text">
      <style:text-properties fo:font-variant="normal" fo:text-transform="none" fo:color="#202122" loext:opacity="100%" style:text-position="0% 100%" fo:letter-spacing="normal" fo:font-style="normal" fo:font-weight="normal" officeooo:rsid="0043d7a5" style:font-size-asian="12pt" style:font-size-complex="12pt"/>
    </style:style>
    <style:style style:name="T10" style:family="text">
      <style:text-properties fo:font-variant="normal" fo:text-transform="none" fo:color="#202122" loext:opacity="100%" style:text-position="0% 100%" fo:letter-spacing="normal" fo:font-style="normal" fo:font-weight="normal" officeooo:rsid="004526e6" style:font-size-asian="12pt" style:font-size-complex="12pt"/>
    </style:style>
    <style:style style:name="T11" style:family="text">
      <style:text-properties fo:font-variant="normal" fo:text-transform="none" fo:color="#202122" loext:opacity="100%" style:text-position="0% 100%" fo:letter-spacing="normal" fo:font-style="normal" fo:font-weight="normal" officeooo:rsid="004577f6" style:font-size-asian="12pt" style:font-size-complex="12pt"/>
    </style:style>
    <style:style style:name="T12" style:family="text">
      <style:text-properties fo:font-variant="normal" fo:text-transform="none" fo:color="#202122" loext:opacity="100%" style:text-position="0% 100%" fo:letter-spacing="normal" fo:font-style="normal" fo:font-weight="normal" officeooo:rsid="0045baa8" style:font-size-asian="12pt" style:font-size-complex="12pt"/>
    </style:style>
    <style:style style:name="T13" style:family="text">
      <style:text-properties fo:font-variant="normal" fo:text-transform="none" fo:color="#202122" loext:opacity="100%" style:text-position="0% 100%" fo:letter-spacing="normal" fo:font-style="normal" fo:font-weight="normal" officeooo:rsid="0072f258" style:font-size-asian="12pt" style:font-size-complex="12pt"/>
    </style:style>
    <style:style style:name="T14" style:family="text">
      <style:text-properties fo:font-variant="normal" fo:text-transform="none" fo:color="#202122" loext:opacity="100%" style:text-position="0% 100%" fo:letter-spacing="normal" fo:font-style="normal" fo:font-weight="normal" officeooo:rsid="00468a4a" style:font-size-asian="12pt" style:font-size-complex="12pt"/>
    </style:style>
    <style:style style:name="T15" style:family="text">
      <style:text-properties fo:font-variant="normal" fo:text-transform="none" fo:color="#202122" loext:opacity="100%" style:text-position="0% 100%" fo:letter-spacing="normal" fo:font-style="normal" fo:font-weight="normal" officeooo:rsid="0043b0d2"/>
    </style:style>
    <style:style style:name="T16" style:family="text">
      <style:text-properties fo:font-variant="normal" fo:text-transform="none" fo:color="#202122" loext:opacity="100%" style:text-position="0% 100%" fo:letter-spacing="normal" fo:font-style="normal" fo:font-weight="normal" officeooo:rsid="0068fcff"/>
    </style:style>
    <style:style style:name="T17" style:family="text">
      <style:text-properties fo:font-variant="normal" fo:text-transform="none" fo:color="#202122" loext:opacity="100%" style:text-position="0% 100%" fo:letter-spacing="normal" fo:font-style="normal" fo:font-weight="normal" officeooo:rsid="006a1086"/>
    </style:style>
    <style:style style:name="T18" style:family="text">
      <style:text-properties fo:font-variant="normal" fo:text-transform="none" fo:color="#202122" loext:opacity="100%" style:text-position="0% 100%" fo:letter-spacing="normal" fo:font-style="normal" fo:font-weight="normal" officeooo:rsid="0063bc7b"/>
    </style:style>
    <style:style style:name="T19" style:family="text">
      <style:text-properties fo:font-variant="normal" fo:text-transform="none" fo:color="#202122" loext:opacity="100%" style:text-position="0% 100%" fo:letter-spacing="normal" fo:font-style="normal" fo:font-weight="normal" officeooo:rsid="0063e05a"/>
    </style:style>
    <style:style style:name="T20" style:family="text">
      <style:text-properties fo:font-variant="normal" fo:text-transform="none" fo:color="#202122" loext:opacity="100%" style:text-position="0% 100%" fo:letter-spacing="normal" fo:font-style="normal" fo:font-weight="normal" officeooo:rsid="0076b158"/>
    </style:style>
    <style:style style:name="T21" style:family="text">
      <style:text-properties fo:font-variant="normal" fo:text-transform="none" fo:color="#202122" loext:opacity="100%" style:text-position="0% 100%" fo:letter-spacing="normal" fo:font-style="normal" fo:font-weight="normal" officeooo:rsid="006c8f89"/>
    </style:style>
    <style:style style:name="T22" style:family="text">
      <style:text-properties fo:font-variant="normal" fo:text-transform="none" fo:color="#202122" loext:opacity="100%" style:text-position="0% 100%" fo:letter-spacing="normal" fo:font-style="normal" fo:font-weight="bold" officeooo:rsid="0043d7a5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202122" loext:opacity="100%" style:text-position="0% 100%" fo:letter-spacing="normal" fo:font-style="normal" fo:font-weight="bold" officeooo:rsid="004526e6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02122" loext:opacity="100%" style:text-position="0% 100%" fo:letter-spacing="normal" fo:font-style="normal" fo:font-weight="bold" officeooo:rsid="004577f6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02122" loext:opacity="100%" style:text-position="0% 100%" fo:letter-spacing="normal" fo:font-style="normal" fo:font-weight="bold" officeooo:rsid="0046d299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02122" loext:opacity="100%" style:text-position="0% 100%" fo:letter-spacing="normal" fo:font-style="normal" fo:font-weight="bold" officeooo:rsid="0045baa8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202122" loext:opacity="100%" style:text-position="0% 100%" fo:letter-spacing="normal" fo:font-style="normal" fo:font-weight="bold" officeooo:rsid="00468a4a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202122" loext:opacity="100%" style:text-position="0% 100%" fo:letter-spacing="normal" fo:language="es" fo:country="ES" fo:font-style="normal" fo:font-weight="normal" officeooo:rsid="0043b0d2" style:font-size-asian="12pt" style:font-size-complex="12pt"/>
    </style:style>
    <style:style style:name="T29" style:family="text">
      <style:text-properties fo:font-variant="normal" fo:text-transform="none" fo:color="#202122" loext:opacity="100%" style:text-position="0% 100%" fo:letter-spacing="normal" fo:language="es" fo:country="ES" fo:font-style="normal" fo:font-weight="normal" officeooo:rsid="0043d7a5" style:font-size-asian="12pt" style:font-size-complex="12pt"/>
    </style:style>
    <style:style style:name="T30" style:family="text">
      <style:text-properties fo:font-variant="normal" fo:text-transform="none" fo:color="#202122" loext:opacity="100%" style:text-position="0% 100%" fo:letter-spacing="normal" fo:language="es" fo:country="ES" fo:font-style="normal" fo:font-weight="bold" officeooo:rsid="0043d7a5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202122" loext:opacity="100%" style:font-name="Arial1" fo:font-size="12pt" fo:letter-spacing="normal" fo:language="es" fo:country="ES" fo:font-style="normal" fo:font-weight="normal" style:font-size-asian="12pt" style:font-size-complex="12pt"/>
    </style:style>
    <style:style style:name="T32" style:family="text"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rsid="004e27b6" style:font-size-asian="12pt" style:font-size-complex="12pt"/>
    </style:style>
    <style:style style:name="T33" style:family="text"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rsid="004e7209" style:font-size-asian="12pt" style:font-size-complex="12pt"/>
    </style:style>
    <style:style style:name="T34" style:family="text"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rsid="00504a70" style:font-size-asian="12pt" style:font-size-complex="12pt"/>
    </style:style>
    <style:style style:name="T35" style:family="text">
      <style:text-properties fo:font-variant="normal" fo:text-transform="none" fo:color="#202122" loext:opacity="100%" style:font-name="Arial1" fo:font-size="12pt" fo:letter-spacing="normal" fo:language="es" fo:country="ES" fo:font-style="normal" fo:font-weight="normal" officeooo:rsid="0043b0d2" style:font-size-asian="12pt" style:font-size-complex="12pt"/>
    </style:style>
    <style:style style:name="T36" style:family="text">
      <style:text-properties fo:font-variant="normal" fo:text-transform="none" fo:color="#202122" loext:opacity="100%" fo:font-size="12pt" fo:letter-spacing="normal" fo:language="es" fo:country="ES" fo:font-style="normal" fo:font-weight="normal" style:font-size-asian="12pt" style:font-size-complex="12pt"/>
    </style:style>
    <style:style style:name="T37" style:family="text">
      <style:text-properties fo:font-variant="normal" fo:text-transform="none" fo:color="#202122" loext:opacity="100%" fo:font-size="12pt" fo:letter-spacing="normal" fo:language="es" fo:country="ES" fo:font-style="normal" fo:font-weight="normal" officeooo:rsid="00540510" style:font-size-asian="12pt" style:font-size-complex="12pt"/>
    </style:style>
    <style:style style:name="T38" style:family="text">
      <style:text-properties fo:font-variant="normal" fo:text-transform="none" fo:color="#202122" loext:opacity="100%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fo:color="#202122" loext:opacity="100%" fo:font-size="12pt" fo:letter-spacing="normal" fo:font-style="normal" fo:font-weight="normal" officeooo:rsid="00504a70" style:font-size-asian="12pt" style:font-size-complex="12pt"/>
    </style:style>
    <style:style style:name="T40" style:family="text">
      <style:text-properties fo:font-variant="normal" fo:text-transform="none" fo:color="#202122" loext:opacity="100%" fo:font-size="12pt" fo:letter-spacing="normal" fo:font-style="normal" fo:font-weight="normal" officeooo:rsid="0052fdf5" style:font-size-asian="12pt" style:font-size-complex="12pt"/>
    </style:style>
    <style:style style:name="T41" style:family="text">
      <style:text-properties fo:font-variant="normal" fo:text-transform="none" fo:color="#202122" loext:opacity="100%" fo:font-size="12pt" fo:letter-spacing="normal" fo:font-style="normal" fo:font-weight="normal" officeooo:rsid="00540510" style:font-size-asian="12pt" style:font-size-complex="12pt"/>
    </style:style>
    <style:style style:name="T42" style:family="text">
      <style:text-properties fo:font-variant="normal" fo:text-transform="none" fo:color="#202122" loext:opacity="100%" fo:font-size="12pt" fo:letter-spacing="normal" fo:font-style="normal" fo:font-weight="normal" officeooo:rsid="007677d1" style:font-size-asian="12pt" style:font-size-complex="12pt"/>
    </style:style>
    <style:style style:name="T43" style:family="text">
      <style:text-properties fo:font-variant="normal" fo:text-transform="none" fo:color="#3366bb" loext:opacity="100%" style:text-line-through-style="none" style:text-line-through-type="none" style:text-position="0% 100%" fo:letter-spacing="normal" fo:language="es" fo:country="ES" fo:font-style="normal" style:text-underline-style="none" fo:font-weight="normal" officeooo:rsid="0043b0d2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3366bb" loext:opacity="100%" style:text-line-through-style="none" style:text-line-through-type="none" style:font-name="Arial1" fo:font-size="12pt" fo:letter-spacing="normal" fo:language="es" fo:country="ES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3366bb" loext:opacity="100%" style:text-line-through-style="none" style:text-line-through-type="none" style:font-name="Arial1" fo:font-size="12pt" fo:letter-spacing="normal" fo:language="es" fo:country="ES" fo:font-style="normal" style:text-underline-style="none" fo:font-weight="normal" officeooo:rsid="0043b0d2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c9211e" loext:opacity="100%" style:text-position="0% 100%" fo:letter-spacing="normal" fo:font-style="normal" fo:font-weight="bold" officeooo:rsid="004577f6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c9211e" loext:opacity="100%" style:text-position="0% 100%" fo:letter-spacing="normal" fo:font-style="normal" fo:font-weight="bold" officeooo:rsid="0045baa8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c9211e" loext:opacity="100%" style:text-position="0% 100%" fo:letter-spacing="normal" fo:font-style="normal" fo:font-weight="bold" officeooo:rsid="00468a4a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1a237e" loext:opacity="100%" style:font-name="Arial1" fo:font-size="12pt" fo:letter-spacing="normal" fo:language="es" fo:country="ES" fo:font-style="normal" fo:font-weight="normal" style:font-size-asian="12pt" style:font-size-complex="12pt"/>
    </style:style>
    <style:style style:name="T50" style:family="text">
      <style:text-properties fo:font-variant="normal" fo:text-transform="none" fo:color="#1a237e" loext:opacity="100%" style:font-name="Arial1" fo:font-size="12pt" fo:letter-spacing="normal" fo:language="es" fo:country="ES" fo:font-style="normal" fo:font-weight="normal" officeooo:rsid="004e7209" style:font-size-asian="12pt" style:font-size-complex="12pt"/>
    </style:style>
    <style:style style:name="T51" style:family="text">
      <style:text-properties fo:font-variant="normal" fo:text-transform="none" fo:color="#1a237e" loext:opacity="100%" style:font-name="Arial1" fo:font-size="12pt" fo:letter-spacing="normal" fo:language="es" fo:country="ES" fo:font-style="normal" fo:font-weight="normal" officeooo:rsid="005195e8" style:font-size-asian="12pt" style:font-size-complex="12pt"/>
    </style:style>
    <style:style style:name="T52" style:family="text">
      <style:text-properties fo:font-variant="normal" fo:text-transform="none" fo:color="#1a237e" loext:opacity="100%" style:font-name="Arial1" fo:font-size="12pt" fo:letter-spacing="normal" fo:language="es" fo:country="ES" fo:font-style="normal" fo:font-weight="bold" officeooo:rsid="00604195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style:use-window-font-color="true" loext:opacity="0%" style:font-name="Arial1" fo:font-size="12pt" fo:letter-spacing="normal" fo:language="es" fo:country="ES" fo:font-style="normal" fo:font-weight="normal" officeooo:rsid="00604195" style:font-size-asian="12pt" style:font-size-complex="12pt"/>
    </style:style>
    <style:style style:name="T54" style:family="text">
      <style:text-properties fo:font-variant="normal" fo:text-transform="none" fo:font-size="12pt" fo:letter-spacing="normal" fo:language="es" fo:country="ES" fo:font-style="normal" fo:font-weight="normal" officeooo:rsid="00604195" style:font-size-asian="12pt" style:font-size-complex="12pt"/>
    </style:style>
    <style:style style:name="T55" style:family="text">
      <style:text-properties style:text-position="sub 58%"/>
    </style:style>
    <style:style style:name="T56" style:family="text">
      <style:text-properties style:text-position="sub 58%" officeooo:rsid="004b72b7"/>
    </style:style>
    <style:style style:name="T57" style:family="text">
      <style:text-properties officeooo:rsid="004b72b7"/>
    </style:style>
    <style:style style:name="T58" style:family="text">
      <style:text-properties officeooo:rsid="004c1e5e"/>
    </style:style>
    <style:style style:name="T59" style:family="text">
      <style:text-properties officeooo:rsid="005bcf85"/>
    </style:style>
    <style:style style:name="T60" style:family="text">
      <style:text-properties officeooo:rsid="005d9ed3"/>
    </style:style>
    <style:style style:name="T61" style:family="text">
      <style:text-properties officeooo:rsid="006fb579"/>
    </style:style>
    <style:style style:name="T62" style:family="text">
      <style:text-properties officeooo:rsid="007082b7"/>
    </style:style>
    <style:style style:name="T63" style:family="text">
      <style:text-properties officeooo:rsid="00710584"/>
    </style:style>
    <style:style style:name="T64" style:family="text">
      <style:text-properties officeooo:rsid="005f9239"/>
    </style:style>
    <style:style style:name="T65" style:family="text">
      <style:text-properties officeooo:rsid="006e4281"/>
    </style:style>
    <style:style style:name="T66" style:family="text">
      <style:text-properties officeooo:rsid="00608a0c"/>
    </style:style>
    <style:style style:name="T67" style:family="text">
      <style:text-properties fo:language="es" fo:country="ES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4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62219653" text:style-name="L1">
        <text:list-item>
          <text:p text:style-name="P8"><text:span text:style-name="T28">Tenemos </text:span><text:a xlink:type="simple" xlink:href="http://mco-s1-p.mlstatic.com/cargador-portatil-samsung-original-np300-r480-rv410-n110-18159-MCO20150554362_082014-F.jpg" text:style-name="Internet_20_link" text:visited-style-name="Visited_20_Internet_20_Link"><text:span text:style-name="T67">este cargador de portátil</text:span></text:a><text:span text:style-name="T43"> </text:span><text:span text:style-name="T28">y se necesita encargar uno similar. Realmente lo que se va a comprar es un cargador que sirva para múltiples portátiles, intentando que sea de la mejor calidad posible. Detalla cuáles son las características (voltajes, intensidad…) del nuevo cargador a pedir.<text:line-break/><text:line-break/></text:span><text:span text:style-name="T30">MODEL</text:span><text:span text:style-name="T29">: AP04214-UV</text:span></text:p>
          <text:p text:style-name="P9"><text:span text:style-name="T22">INPUT</text:span><text:span text:style-name="T9">: 100-240V 50/60Hz 1.6A</text:span></text:p>
          <text:p text:style-name="P9"><text:span text:style-name="T23">OUTPUT</text:span><text:span text:style-name="T10">: 19V---3.15A<text:line-break/><text:line-break/></text:span><text:span text:style-name="T11">Se usará el model para intentar buscar uno igual</text:span><text:span text:style-name="T12">, </text:span><text:span text:style-name="T11">se mirará que su </text:span><text:span text:style-name="T24">input </text:span><text:span text:style-name="T25">sea:</text:span><text:span text:style-name="T24"> voltaje </text:span><text:span text:style-name="T46">100-240V</text:span><text:span text:style-name="T26">, frecuencia </text:span><text:span text:style-name="T47">50/60Hz</text:span><text:span text:style-name="T26"> </text:span><text:span text:style-name="T25"><text:s/>e </text:span><text:span text:style-name="T26">intensidad </text:span><text:span text:style-name="T47">1.6A</text:span><text:span text:style-name="T12">, </text:span><text:span text:style-name="T13">y lo más importante</text:span><text:span text:style-name="T12"> que su </text:span><text:span text:style-name="T26">output</text:span><text:span text:style-name="T25"> sea: voltaje</text:span><text:span text:style-name="T26"> </text:span><text:span text:style-name="T47">19V</text:span><text:span text:style-name="T25">,</text:span><text:span text:style-name="T27"> intensidad </text:span><text:span text:style-name="T48">3.15A</text:span><text:span text:style-name="T27"> o superior</text:span><text:span text:style-name="T14"> y que su </text:span><text:span text:style-name="T27">conector sea igual</text:span><text:span text:style-name="T14"> que el del cargador que estamos remplazando </text:span><text:span text:style-name="T27">o buscar algún adaptador</text:span><text:span text:style-name="T14"> para poder conectarlo a los equipos.</text:span></text:p>
          <text:p text:style-name="P13"/>
        </text:list-item>
        <text:list-item>
          <text:p text:style-name="P15">Tenemos una oficina con 7 equipos (3 de ellos portátiles). En la etiqueta de la parte trasera del equipo pone lo siguiente: PC’s: 230V, 1,5 A y Portátiles: 19 V 4 A. Encuentra dos SAI’s que puedan con la carga que supone estos equipos. Encuentra una solución con dos tipos diferentes de S.A.I.'s, enumerando las ventajas e inconvenientes de ambas soluciones.<text:line-break/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4 PC's</text:p>
          </table:table-cell>
          <table:table-cell table:style-name="Tabla1.A1" office:value-type="string">
            <text:p text:style-name="P1">Calculo de S<text:span text:style-name="T55">calculada</text:span> y S<text:span text:style-name="T55">estimada</text:span></text:p>
          </table:table-cell>
          <table:table-cell table:style-name="Tabla1.C1" office:value-type="string">
            <text:p text:style-name="P1"><text:span text:style-name="T57">Total de S</text:span><text:span text:style-name="T56">estimada</text:span><text:span text:style-name="T57"> por</text:span><text:span text:style-name="T58"> núm. de PC's</text:span></text:p>
          </table:table-cell>
        </table:table-row>
        <table:table-row>
          <table:table-cell table:style-name="Tabla1.A2" office:value-type="string">
            <text:p text:style-name="P1">230<text:span text:style-name="T57"> </text:span>V<text:span text:style-name="T57"> -- </text:span>1,5<text:span text:style-name="T57"> </text:span>A</text:p>
          </table:table-cell>
          <table:table-cell table:style-name="Tabla1.A2" office:value-type="string">
            <text:p text:style-name="P2">S<text:span text:style-name="T55">calculada</text:span> = 1,5 * 230 = 345 VA</text:p>
            <text:p text:style-name="P2">S<text:span text:style-name="T55">estimada</text:span> = 345 * 1,3 = 448,5 VA</text:p>
          </table:table-cell>
          <table:table-cell table:style-name="Tabla1.C2" office:value-type="string">
            <text:p text:style-name="P2">S<text:span text:style-name="T55">estimada</text:span> = 448,5 * 4 = 1794 VA</text:p>
          </table:table-cell>
        </table:table-row>
        <table:table-row>
          <table:table-cell table:style-name="Tabla1.A3" office:value-type="string">
            <text:p text:style-name="P1">3 Portátiles</text:p>
          </table:table-cell>
          <table:table-cell table:style-name="Tabla1.B3" office:value-type="string">
            <text:p text:style-name="P1">Calculo de S<text:span text:style-name="T55">calculada</text:span> y S<text:span text:style-name="T55">estimada</text:span></text:p>
          </table:table-cell>
          <table:table-cell table:style-name="Tabla1.C3" office:value-type="string">
            <text:p text:style-name="P1"><text:span text:style-name="T57">Total S</text:span><text:span text:style-name="T56">estimada</text:span><text:span text:style-name="T57"> por</text:span><text:span text:style-name="T58"> núm. de portatiles</text:span></text:p>
          </table:table-cell>
        </table:table-row>
        <table:table-row>
          <table:table-cell table:style-name="Tabla1.A2" office:value-type="string">
            <text:p text:style-name="P1">19<text:span text:style-name="T58"> </text:span>V<text:span text:style-name="T58"> -- </text:span>4<text:span text:style-name="T58"> </text:span>A</text:p>
          </table:table-cell>
          <table:table-cell table:style-name="Tabla1.A2" office:value-type="string">
            <text:p text:style-name="P3">S<text:span text:style-name="T55">calculada</text:span> = 19 * 4 = 76 VA</text:p>
            <text:p text:style-name="P3">S<text:span text:style-name="T55">estimada</text:span> = 76 * 1,3 = 98,8 VA</text:p>
          </table:table-cell>
          <table:table-cell table:style-name="Tabla1.C2" office:value-type="string">
            <text:p text:style-name="P4">S<text:span text:style-name="T55">estimada</text:span> = 98,8 * 3 = 296,4 VA</text:p>
          </table:table-cell>
        </table:table-row>
        <table:table-row>
          <table:table-cell table:style-name="Tabla1.A5" table:number-columns-spanned="2" office:value-type="string">
            <text:p text:style-name="P4">Total de S<text:span text:style-name="T55">estimada</text:span> para todos los equipos</text:p>
          </table:table-cell>
          <table:covered-table-cell/>
          <table:table-cell table:style-name="Tabla1.C5" office:value-type="string">
            <text:p text:style-name="P4">1794 + 296,4 = 2090,4 VA</text:p>
          </table:table-cell>
        </table:table-row>
      </table:table>
      <text:p text:style-name="P7">Las opciones serían:</text:p>
      <text:list text:style-name="L2">
        <text:list-item>
          <text:p text:style-name="P23"><text:span text:style-name="T32">L</text:span><text:span text:style-name="T33">ine-Interactive: </text:span><text:a xlink:type="simple" xlink:href="https://viratel.es/producto/sai-xmart-supra-2100va-garantia-3-aos-elec-2-aos-bat/" text:style-name="Internet_20_link" text:visited-style-name="Visited_20_Internet_20_Link"><text:span text:style-name="T50">S</text:span><text:span text:style-name="T51">AI</text:span><text:span text:style-name="T50"> Xmart Supra 2100V</text:span><text:span text:style-name="T51">A</text:span></text:a></text:p>
        </text:list-item>
        <text:list-item>
          <text:p text:style-name="P23"><text:span text:style-name="T34">On-Line: </text:span><text:a xlink:type="simple" xlink:href="https://abestenergysolutions.com/producto/sai-ups-riello-sentinel-pro-sep-2200-va/" text:style-name="Internet_20_link" text:visited-style-name="Visited_20_Internet_20_Link"><text:span text:style-name="T49">SAI RIELLO SENTINEL PRO (SEP) 2200 VA</text:span></text:a></text:p>
        </text:list-item>
      </text:list>
      <text:p text:style-name="P5"><text:span text:style-name="T39">L</text:span><text:span text:style-name="T38">a primera opción puede corregir pequeños desplazamientos de tensión y/o frecuencia</text:span><text:span text:style-name="T40"> y sería la opción más básica para el uso profesional.</text:span><text:span text:style-name="T41"> La ventaja sería que su cost</text:span><text:span text:style-name="T42">e</text:span><text:span text:style-name="T41"> es mucho menor y las desventajas sería que la protección sería mucho menor.</text:span></text:p>
      <text:p text:style-name="P6"><text:span text:style-name="T36">La segunda opción su costo inicial es de el doble pero su costo total es generalmente inferior debido a la vida útil de la batería. Además nos protegería de muchas y frecuentes perturbaciones eléctricas y nos daría protección de cargas sensibles.</text:span><text:span text:style-name="T37"> Nos da la capacidad de proporcionarnos un aislamiento total de la carga frente a la red eléctrica.</text:span></text:p>
      <text:list xml:id="list235802551876164" text:continue-list="list4062219653" text:style-name="L1">
        <text:list-item>
          <text:p text:style-name="P24"><text:soft-page-break/><text:span text:style-name="T31">Accede a la página</text:span><text:span text:style-name="T35"> </text:span><text:a xlink:type="simple" xlink:href="http://www.apc.com/tools/ups_selector/index.cfm" text:style-name="Internet_20_link" text:visited-style-name="Visited_20_Internet_20_Link"><text:span text:style-name="T44">http://www.apc.com/tools/ups_selector/index.cfm</text:span></text:a><text:span text:style-name="T45"> </text:span><text:span text:style-name="T31">web y calcula la potencia consumida por el PC que utilizas, enumera los componentes que has configurado.</text:span></text:p>
          <text:p text:style-name="P16">Le he puesto de componentes un ordenador portátil y me da 180 W. Así que le he<text:span text:style-name="T59"> añadido al</text:span> calculado<text:span text:style-name="T59"> </text:span><text:span text:style-name="T60">el 1.3 de los periféricos</text:span><text:span text:style-name="T61"> y sería 234 W.</text:span></text:p>
          <text:p text:style-name="P17">Pero yo le he calculado lo que pone en el cargador del portátil y de da esto que supongo que será más fiable.</text:p>
          <text:p text:style-name="P17">S<text:span text:style-name="T55">calculada</text:span> = 20<text:span text:style-name="T62"> V</text:span> * <text:span text:style-name="T63">2.25</text:span><text:span text:style-name="T62"> A</text:span> = <text:span text:style-name="T63">45</text:span> VA</text:p>
          <text:p text:style-name="P18">S<text:span text:style-name="T55">estimada</text:span> = <text:span text:style-name="T63">45</text:span><text:span text:style-name="T62"> VA</text:span><text:span text:style-name="T60"> </text:span>* 1.3 = <text:span text:style-name="T63">58.5</text:span><text:span text:style-name="T61"> VA</text:span></text:p>
          <text:p text:style-name="P18"/>
        </text:list-item>
        <text:list-item>
          <text:p text:style-name="P15">Tenemos un computador que controla el tráfico de la ciudad (semáforos, emergencias,...) sabemos que consume 200W como máximo. ¿Qué tipo de SAI utilizarías?, ¿De que potencia se necesitará?</text:p>
          <text:p text:style-name="P19">S<text:span text:style-name="T55">calculada</text:span> = 200 / 0.82 = 243,9 VA</text:p>
          <text:p text:style-name="P19">S<text:span text:style-name="T55">estimada</text:span> = 243,9 * 1,3 = 317 VA</text:p>
          <text:p text:style-name="P20">Utilizaría un SAI On-Line <text:span text:style-name="T64">que esté por encima </text:span>de 317 VA<text:span text:style-name="T64">.</text:span></text:p>
          <text:p text:style-name="P20"/>
        </text:list-item>
        <text:list-item>
          <text:p text:style-name="P15">Tenemos un computador en casa sabemos que <text:span text:style-name="T64">de </text:span>media hay dos cortes de fluido eléctrico de 10 minutos al año, consume 450W como máximo. ¿Qué SAI utilizarías?, ¿De que potencia se necesitará?.</text:p>
          <text:p text:style-name="P21">S<text:span text:style-name="T55">calculada</text:span> = 450 / 0.82 = 548.78 VA</text:p>
          <text:p text:style-name="P22">S<text:span text:style-name="T55">estimada</text:span> = <text:span text:style-name="T65">548.78</text:span> * 1,3 = <text:span text:style-name="T66">71</text:span><text:span text:style-name="T65">3.41</text:span><text:span text:style-name="T66"> VA</text:span></text:p>
          <text:p text:style-name="P25"><text:span text:style-name="T53">Utilizaría el </text:span><text:a xlink:type="simple" xlink:href="https://www.apc.com/es/es/product/SMC1000IC/sai-smartups-c-de-apc-de-1000-va-lcd-230-v-con-smartconnect/" text:style-name="Internet_20_link" text:visited-style-name="Visited_20_Internet_20_Link"><text:span text:style-name="T52">SAI Smart-UPS C de APC de 1000 VA, LCD, 230 V con SmartConnect</text:span></text:a></text:p>
          <text:p text:style-name="P26"/>
        </text:list-item>
        <text:list-item>
          <text:p text:style-name="P10"><text:span text:style-name="T1">enemos un equipo cuya etiqueta de la parte trasera del equipo indica: 700W y 2A. Calcula la S</text:span><text:span text:style-name="T5">estimad</text:span><text:span text:style-name="T6">a</text:span></text:p>
          <text:p text:style-name="P11"><text:span text:style-name="T15">S</text:span><text:span text:style-name="T5">calculada</text:span><text:span text:style-name="T8"> = </text:span><text:span text:style-name="T16">230 * 2</text:span><text:span text:style-name="T8"> = </text:span><text:span text:style-name="T16">460</text:span><text:span text:style-name="T8"> VA</text:span></text:p>
          <text:p text:style-name="P11"><text:span text:style-name="T8">S</text:span><text:span text:style-name="T5">estimada</text:span><text:span text:style-name="T8"> = </text:span><text:span text:style-name="T17">460</text:span><text:span text:style-name="T8"> * 1.3 = </text:span><text:span text:style-name="T17">598</text:span><text:span text:style-name="T8"> VA</text:span></text:p>
          <text:p text:style-name="P14"/>
        </text:list-item>
        <text:list-item>
          <text:p text:style-name="P10"><text:span text:style-name="T1">Tenemos un equipo cuya etiqueta de la parte trasera del equipo indica: 4A. Calcula la S</text:span><text:span text:style-name="T5">estimada</text:span></text:p>
          <text:p text:style-name="P27"><text:span text:style-name="T1">S</text:span><text:span text:style-name="T5">calculada</text:span><text:span text:style-name="T1"> = 4 * 230 = 920 VA</text:span></text:p>
          <text:p text:style-name="P12"><text:span text:style-name="T1">S</text:span><text:span text:style-name="T5">estimada</text:span><text:span text:style-name="T18"> = 920 * 1,3 = 1196 VA</text:span></text:p>
        </text:list-item>
        <text:list-item>
          <text:p text:style-name="P10"><text:span text:style-name="T1">Tenemos un equipo cuya etiqueta de la parte trasera del equipo indica: 500W. Calcula la S</text:span><text:span text:style-name="T5">estimada</text:span></text:p>
          <text:p text:style-name="P11"><text:span text:style-name="T15">S</text:span><text:span text:style-name="T5">calculada</text:span><text:span text:style-name="T8"> = </text:span><text:span text:style-name="T19">500</text:span><text:span text:style-name="T8"> / 0.82 =</text:span><text:span text:style-name="T20"> 609.75</text:span><text:span text:style-name="T19"> </text:span><text:span text:style-name="T8">VA</text:span></text:p>
          <text:p text:style-name="P11"><text:span text:style-name="T8">S</text:span><text:span text:style-name="T5">estimada</text:span><text:span text:style-name="T8"> =</text:span><text:span text:style-name="T19"> </text:span><text:span text:style-name="T20">609.75</text:span><text:span text:style-name="T8"> * 1.3 = </text:span><text:span text:style-name="T20">792.68</text:span><text:span text:style-name="T8"> VA</text:span></text:p>
        </text:list-item>
        <text:list-item>
          <text:p text:style-name="P10"><text:soft-page-break/><text:span text:style-name="T1">Tenemos un equipo cuya etiqueta de la parte trasera del equipo indica: 700W, 2A y eficacia de la fuente 95%. Calcula la S</text:span><text:span text:style-name="T5">estimada</text:span></text:p>
          <text:p text:style-name="P11"><text:span text:style-name="T15">S</text:span><text:span text:style-name="T5">calculada</text:span><text:span text:style-name="T8"> = </text:span><text:span text:style-name="T21">230 * 2</text:span><text:span text:style-name="T8"> =</text:span><text:span text:style-name="T19"> </text:span><text:span text:style-name="T21">460</text:span><text:span text:style-name="T19"> </text:span><text:span text:style-name="T8">VA</text:span></text:p>
          <text:p text:style-name="P11"><text:span text:style-name="T8">S</text:span><text:span text:style-name="T5">estimada</text:span><text:span text:style-name="T8"> =</text:span><text:span text:style-name="T19"> </text:span><text:span text:style-name="T21">460</text:span><text:span text:style-name="T8"> * 1.3 = </text:span><text:span text:style-name="T21">598</text:span><text:span text:style-name="T8"> VA</text:span></text:p>
        </text:list-item>
        <text:list-item>
          <text:p text:style-name="P10"><text:span text:style-name="T1">Tenemos un equipo cuya etiqueta de la parte trasera del equipo indica: 4A y eficacia de la fuente 86%. Calcula la S</text:span><text:span text:style-name="T5">estimada</text:span></text:p>
          <text:p text:style-name="P28"><text:span text:style-name="T3">S</text:span><text:span text:style-name="T7">calculada</text:span><text:span text:style-name="T3"> = 230 * 4</text:span><text:span text:style-name="T1"> </text:span><text:span text:style-name="T3">= 920 VA</text:span></text:p>
          <text:p text:style-name="P29"><text:span text:style-name="T1">S</text:span><text:span text:style-name="T5">estimada</text:span><text:span text:style-name="T1"> = 920 * </text:span><text:span text:style-name="T4">1</text:span><text:span text:style-name="T2">.</text:span><text:span text:style-name="T4">3</text:span><text:span text:style-name="T1"> = </text:span><text:span text:style-name="T2">1196 VA</text:span></text:p>
        </text:list-item>
        <text:list-item>
          <text:p text:style-name="P10"><text:span text:style-name="T1">Tenemos un equipo cuya etiqueta de la parte trasera del equipo indica: 500W y eficacia de la fuente 84%. Calcula la S</text:span><text:span text:style-name="T5">estimada</text:span></text:p>
          <text:p text:style-name="P30"><text:span text:style-name="T1">S</text:span><text:span text:style-name="T5">calculada</text:span><text:span text:style-name="T1"> = 500 / 0.84 = </text:span><text:span text:style-name="T2">595.23</text:span><text:span text:style-name="T1"> VA</text:span></text:p>
          <text:p text:style-name="P30"><text:span text:style-name="T1">S</text:span><text:span text:style-name="T5">estimada</text:span><text:span text:style-name="T1"> = </text:span><text:span text:style-name="T2">595.23</text:span><text:span text:style-name="T1"> * 1.3 = </text:span><text:span text:style-name="T2">773.8</text:span><text:span text:style-name="T1"> VA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RoundedMTforSE Latin" svg:font-family="'ArialRoundedMTforSE Latin', Arial, 'Helvetica Neue'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09:53:59.209885503</meta:creation-date>
    <dc:date>2023-02-27T23:58:01.903046845</dc:date>
    <meta:editing-duration>PT2M42S</meta:editing-duration>
    <meta:editing-cycles>3</meta:editing-cycles>
    <meta:generator>LibreOffice/7.5.0.3$Linux_X86_64 LibreOffice_project/50$Build-3</meta:generator>
    <meta:document-statistic meta:table-count="1" meta:image-count="0" meta:object-count="0" meta:page-count="3" meta:paragraph-count="56" meta:word-count="824" meta:character-count="4399" meta:non-whitespace-character-count="3641"/>
  </office:meta>
</office:document-meta>
</file>